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8mm"/>
    </style:style>
    <style:style style:name="co3" style:family="table-column">
      <style:table-column-properties fo:break-before="auto" style:column-width="33.83mm"/>
    </style:style>
    <style:style style:name="co4" style:family="table-column">
      <style:table-column-properties fo:break-before="auto" style:column-width="24.27mm"/>
    </style:style>
    <style:style style:name="co5" style:family="table-column">
      <style:table-column-properties fo:break-before="auto" style:column-width="20.87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20.02mm"/>
    </style:style>
    <style:style style:name="ro1" style:family="table-row">
      <style:table-row-properties style:row-height="8.9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6b4794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6b4794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99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6b4794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 style:data-style-name="N76">
      <style:table-cell-properties fo:background-color="#6b4794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14">
      <style:table-cell-properties fo:background-color="#99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4">
      <style:table-cell-properties fo:background-color="#e6e6ff" style:text-align-source="fix" style:repeat-content="false"/>
      <style:paragraph-properties fo:text-align="end" fo:margin-left="0mm"/>
    </style:style>
    <style:style style:name="ce13" style:family="table-cell" style:parent-style-name="Default" style:data-style-name="N114">
      <style:table-cell-properties fo:background-color="#e6e6ff"/>
    </style:style>
    <style:style style:name="ce29" style:family="table-cell" style:parent-style-name="Default">
      <style:table-cell-properties style:glyph-orientation-vertical="0" fo:background-color="#e6e6ff" style:text-align-source="fix" style:repeat-content="false" style:direction="ltr"/>
      <style:paragraph-properties fo:text-align="end" fo:margin-left="0mm"/>
    </style:style>
    <style:style style:name="ce14" style:family="table-cell" style:parent-style-name="Default" style:data-style-name="N117">
      <style:table-cell-properties fo:background-color="#99ccff" style:text-align-source="fix" style:repeat-content="false"/>
      <style:paragraph-properties fo:text-align="end" fo:margin-left="0mm"/>
      <style:text-properties fo:font-weight="bold" style:font-weight-asian="bold" style:font-weight-complex="bold"/>
      <style:map style:condition="cell-content()&gt;0" style:apply-style-name="Green_20_Text" style:base-cell-address="Sheet1.F31"/>
      <style:map style:condition="cell-content()&lt;0" style:apply-style-name="Red_20_Text" style:base-cell-address="Sheet1.F31"/>
    </style:style>
    <style:style style:name="ce15" style:family="table-cell" style:parent-style-name="Default" style:data-style-name="N117">
      <style:table-cell-properties fo:background-color="#e6e6ff" style:text-align-source="fix" style:repeat-content="false"/>
      <style:paragraph-properties fo:text-align="end" fo:margin-left="0mm"/>
      <style:text-properties fo:font-weight="bold" style:font-weight-asian="bold" style:font-weight-complex="bold"/>
      <style:map style:condition="cell-content()&gt;0" style:apply-style-name="Green_20_Text" style:base-cell-address="Sheet1.F31"/>
      <style:map style:condition="cell-content()&lt;0" style:apply-style-name="Red_20_Text" style:base-cell-address="Sheet1.F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5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orfolio Rebalancing – Asset Management</text:p>
          </table:table-cell>
          <table:covered-table-cell table:number-columns-repeated="2" table:style-name="ce3"/>
          <table:covered-table-cell/>
          <table:table-cell table:number-columns-repeated="60"/>
        </table:table-row>
        <table:table-row table:style-name="ro2">
          <table:table-cell table:number-columns-repeated="8"/>
          <table:table-cell table:style-name="ce16" office:value-type="string" calcext:value-type="string">
            <text:p>Instructions – You may delete this section</text:p>
          </table:table-cell>
          <table:table-cell table:number-columns-repeated="55"/>
        </table:table-row>
        <table:table-row table:style-name="ro2">
          <table:table-cell table:style-name="ce16" office:value-type="string" calcext:value-type="string">
            <text:p>Rules/ Obj</text:p>
          </table:table-cell>
          <table:table-cell office:value-type="string" calcext:value-type="string">
            <text:p>- Define once and for all the desired allocation of your portfolio across asset classes</text:p>
          </table:table-cell>
          <table:table-cell table:number-columns-repeated="6"/>
          <table:table-cell office:value-type="string" calcext:value-type="string">
            <text:p>Once set up, you should only have to change values in pale purple cells.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- Define a rebalancing period which will be a regular interval at which rebalance operations are performed</text:p>
          </table:table-cell>
          <table:table-cell table:number-columns-repeated="6"/>
          <table:table-cell office:value-type="string" calcext:value-type="string">
            <text:p>Below is a suggested portfolio allocation. It’s the one I use personally, but feel free to come up 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- Replace this rule list with a summary of your investment plan to remind yourself of your objectives</text:p>
          </table:table-cell>
          <table:table-cell table:number-columns-repeated="6"/>
          <table:table-cell office:value-type="string" calcext:value-type="string">
            <text:p>with your own depending on your risk management (might require a bit a tweeking of the formulas if you add other asset classes).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I use a 6 mo rebalancing period as I find it a nice middleground. Though there are a lot of transaction fees on my whisky investment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so this asset gets an exception and is only rebalanced every 12-18mo (if the amount is worth it).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Use the ‘-’ or columns 1 and 2 to collapse or expand asset classes into sub-assets.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table:style-name="ce20" office:value-type="string" calcext:value-type="string">
            <text:p>Desired Allocation</text:p>
          </table:table-cell>
          <table:table-cell office:value-type="string" calcext:value-type="string">
            <text:p>%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Cash</text:p>
          </table:table-cell>
          <table:table-cell table:style-name="ce17"/>
          <table:table-cell table:style-name="ce22" table:formula="of:=SUM([.C12])" office:value-type="float" office:value="10" calcext:value-type="float">
            <text:p>10</text:p>
          </table:table-cell>
          <table:table-cell/>
          <table:table-cell table:style-name="ce16" table:number-columns-repeated="60"/>
        </table:table-row>
        <table:table-row-group>
          <table:table-row table:style-name="ro2">
            <table:table-cell/>
            <table:table-cell table:style-name="ce4" office:value-type="string" calcext:value-type="string">
              <text:p>Cash</text:p>
            </table:table-cell>
            <table:table-cell table:style-name="ce8" office:value-type="float" office:value="10" calcext:value-type="float">
              <text:p>10</text:p>
            </table:table-cell>
            <table:table-cell table:number-columns-repeated="61"/>
          </table:table-row>
        </table:table-row-group>
        <table:table-row table:style-name="ro2">
          <table:table-cell table:style-name="ce17" office:value-type="string" calcext:value-type="string">
            <text:p>Stock ETFs</text:p>
          </table:table-cell>
          <table:table-cell table:style-name="ce17"/>
          <table:table-cell table:style-name="ce22" table:formula="of:=SUM([.C14:.C15])" office:value-type="float" office:value="50" calcext:value-type="float">
            <text:p>50</text:p>
          </table:table-cell>
          <table:table-cell/>
          <table:table-cell table:style-name="ce16" table:number-columns-repeated="60"/>
        </table:table-row>
        <table:table-row-group>
          <table:table-row table:style-name="ro2">
            <table:table-cell/>
            <table:table-cell table:style-name="ce4" office:value-type="string" calcext:value-type="string">
              <text:p>S&amp;P500 ETF</text:p>
            </table:table-cell>
            <table:table-cell table:style-name="ce4" office:value-type="float" office:value="40" calcext:value-type="float">
              <text:p>40</text:p>
            </table:table-cell>
            <table:table-cell table:number-columns-repeated="61"/>
          </table:table-row>
          <table:table-row table:style-name="ro2">
            <table:table-cell/>
            <table:table-cell table:style-name="ce4" office:value-type="string" calcext:value-type="string">
              <text:p>Small Caps</text:p>
            </table:table-cell>
            <table:table-cell table:style-name="ce4" office:value-type="float" office:value="10" calcext:value-type="float">
              <text:p>10</text:p>
            </table:table-cell>
            <table:table-cell table:number-columns-repeated="61"/>
          </table:table-row>
        </table:table-row-group>
        <table:table-row table:style-name="ro2">
          <table:table-cell table:style-name="ce17" office:value-type="string" calcext:value-type="string">
            <text:p>Commodities</text:p>
          </table:table-cell>
          <table:table-cell table:style-name="ce17"/>
          <table:table-cell table:style-name="ce22" table:formula="of:=SUM([.C17:.C19])" office:value-type="float" office:value="15" calcext:value-type="float">
            <text:p>15</text:p>
          </table:table-cell>
          <table:table-cell table:style-name="ce16" table:number-columns-repeated="61"/>
        </table:table-row>
        <table:table-row-group>
          <table:table-row table:style-name="ro2">
            <table:table-cell/>
            <table:table-cell table:style-name="ce4" office:value-type="string" calcext:value-type="string">
              <text:p>Precious metals</text:p>
            </table:table-cell>
            <table:table-cell table:style-name="ce4" office:value-type="float" office:value="0" calcext:value-type="float">
              <text:p>0</text:p>
            </table:table-cell>
            <table:table-cell table:number-columns-repeated="61"/>
          </table:table-row>
          <table:table-row table:style-name="ro2">
            <table:table-cell/>
            <table:table-cell table:style-name="ce4" office:value-type="string" calcext:value-type="string">
              <text:p>Technical metals</text:p>
            </table:table-cell>
            <table:table-cell table:style-name="ce4" office:value-type="float" office:value="5" calcext:value-type="float">
              <text:p>5</text:p>
            </table:table-cell>
            <table:table-cell table:number-columns-repeated="61"/>
          </table:table-row>
          <table:table-row table:style-name="ro2">
            <table:table-cell/>
            <table:table-cell table:style-name="ce4" office:value-type="string" calcext:value-type="string">
              <text:p>Whisky</text:p>
            </table:table-cell>
            <table:table-cell table:style-name="ce4" office:value-type="float" office:value="10" calcext:value-type="float">
              <text:p>10</text:p>
            </table:table-cell>
            <table:table-cell table:number-columns-repeated="61"/>
          </table:table-row>
        </table:table-row-group>
        <table:table-row table:style-name="ro2">
          <table:table-cell table:style-name="ce17" office:value-type="string" calcext:value-type="string">
            <text:p>Real-Estate</text:p>
          </table:table-cell>
          <table:table-cell table:style-name="ce17"/>
          <table:table-cell table:style-name="ce22" table:formula="of:=SUM([.C21])" office:value-type="float" office:value="15" calcext:value-type="float">
            <text:p>15</text:p>
          </table:table-cell>
          <table:table-cell table:style-name="ce16" table:number-columns-repeated="61"/>
        </table:table-row>
        <table:table-row-group>
          <table:table-row table:style-name="ro2">
            <table:table-cell/>
            <table:table-cell table:style-name="ce4" office:value-type="string" calcext:value-type="string">
              <text:p>REITs</text:p>
            </table:table-cell>
            <table:table-cell table:style-name="ce4" office:value-type="float" office:value="15" calcext:value-type="float">
              <text:p>15</text:p>
            </table:table-cell>
            <table:table-cell table:number-columns-repeated="61"/>
          </table:table-row>
        </table:table-row-group>
        <table:table-row table:style-name="ro2">
          <table:table-cell table:style-name="ce17" office:value-type="string" calcext:value-type="string">
            <text:p>Trading</text:p>
          </table:table-cell>
          <table:table-cell table:style-name="ce17"/>
          <table:table-cell table:style-name="ce22" table:formula="of:=SUM([.C23])" office:value-type="float" office:value="10" calcext:value-type="float">
            <text:p>10</text:p>
          </table:table-cell>
          <table:table-cell table:style-name="ce16" table:number-columns-repeated="61"/>
        </table:table-row>
        <table:table-row-group>
          <table:table-row table:style-name="ro2">
            <table:table-cell/>
            <table:table-cell table:style-name="ce4" office:value-type="string" calcext:value-type="string">
              <text:p>Swing/Day Trading</text:p>
            </table:table-cell>
            <table:table-cell table:style-name="ce4" office:value-type="float" office:value="10" calcext:value-type="float">
              <text:p>10</text:p>
            </table:table-cell>
            <table:table-cell table:number-columns-repeated="61"/>
          </table:table-row>
        </table:table-row-group>
        <table:table-row table:style-name="ro2">
          <table:table-cell table:number-columns-repeated="64"/>
        </table:table-row>
        <table:table-row table:style-name="ro2">
          <table:table-cell/>
          <table:table-cell table:style-name="ce5" office:value-type="string" calcext:value-type="string">
            <text:p>TOTAL</text:p>
          </table:table-cell>
          <table:table-cell table:style-name="ce9" table:formula="of:=[.C11]+[.C13]+[.C16]+[.C20]+[.C22]" office:value-type="float" office:value="100" calcext:value-type="float">
            <text:p>100</text:p>
          </table:table-cell>
          <table:table-cell table:number-columns-repeated="61"/>
        </table:table-row>
        <table:table-row table:style-name="ro2" table:number-rows-repeated="3">
          <table:table-cell table:number-columns-repeated="64"/>
        </table:table-row>
        <table:table-row table:style-name="ro3">
          <table:table-cell table:number-columns-repeated="3"/>
          <table:table-cell table:style-name="ce10" office:value-type="date" office:date-value="2022-01-01" calcext:value-type="date" table:number-columns-spanned="3" table:number-rows-spanned="1">
            <text:p>1 January 2022</text:p>
          </table:table-cell>
          <table:covered-table-cell table:number-columns-repeated="2" table:style-name="ce20"/>
          <table:table-cell/>
          <table:table-cell table:style-name="ce10" office:value-type="date" office:date-value="2022-07-01" calcext:value-type="date" table:number-columns-spanned="3" table:number-rows-spanned="1">
            <text:p>1 July 2022</text:p>
          </table:table-cell>
          <table:covered-table-cell table:number-columns-repeated="2" table:style-name="ce20"/>
          <table:table-cell/>
          <table:table-cell table:style-name="ce10" office:value-type="date" office:date-value="2023-01-01" calcext:value-type="date" table:number-columns-spanned="3" table:number-rows-spanned="1">
            <text:p>1 January 2023</text:p>
          </table:table-cell>
          <table:covered-table-cell table:number-columns-repeated="2" table:style-name="ce20"/>
          <table:table-cell table:number-columns-repeated="50"/>
        </table:table-row>
        <table:table-row table:style-name="ro1">
          <table:table-cell table:number-columns-repeated="3"/>
          <table:table-cell table:style-name="ce9" office:value-type="string" calcext:value-type="string">
            <text:p>Current Valuation</text:p>
            <text:p>€</text:p>
          </table:table-cell>
          <table:table-cell table:style-name="ce9" office:value-type="string" calcext:value-type="string">
            <text:p>Allocation</text:p>
            <text:p>%</text:p>
          </table:table-cell>
          <table:table-cell table:style-name="ce9" office:value-type="string" calcext:value-type="string">
            <text:p>Correction</text:p>
            <text:p>€</text:p>
          </table:table-cell>
          <table:table-cell/>
          <table:table-cell table:style-name="ce9" office:value-type="string" calcext:value-type="string">
            <text:p>Current Valuation</text:p>
            <text:p>€</text:p>
          </table:table-cell>
          <table:table-cell table:style-name="ce9" office:value-type="string" calcext:value-type="string">
            <text:p>Allocation</text:p>
            <text:p>%</text:p>
          </table:table-cell>
          <table:table-cell table:style-name="ce9" office:value-type="string" calcext:value-type="string">
            <text:p>Correction</text:p>
            <text:p>€</text:p>
          </table:table-cell>
          <table:table-cell/>
          <table:table-cell table:style-name="ce9" office:value-type="string" calcext:value-type="string">
            <text:p>Current Valuation</text:p>
            <text:p>€</text:p>
          </table:table-cell>
          <table:table-cell table:style-name="ce9" office:value-type="string" calcext:value-type="string">
            <text:p>Allocation</text:p>
            <text:p>%</text:p>
          </table:table-cell>
          <table:table-cell table:style-name="ce9" office:value-type="string" calcext:value-type="string">
            <text:p>Correction</text:p>
            <text:p>€</text:p>
          </table:table-cell>
          <table:table-cell table:number-columns-repeated="50"/>
        </table:table-row>
        <table:table-row table:style-name="ro2">
          <table:table-cell table:style-name="ce17" office:value-type="string" calcext:value-type="string">
            <text:p>Cash</text:p>
          </table:table-cell>
          <table:table-cell table:style-name="ce17"/>
          <table:table-cell table:style-name="ce16"/>
          <table:table-cell table:style-name="ce26" table:formula="of:=SUM([.D32])" office:value-type="float" office:value="0" calcext:value-type="float">
            <text:p><text:s/>0</text:p>
          </table:table-cell>
          <table:table-cell table:style-name="ce22" table:formula="of:=IFERROR([.D31]/[.$D$45]*100; 0)" office:value-type="float" office:value="0" calcext:value-type="float">
            <text:p>0</text:p>
          </table:table-cell>
          <table:table-cell table:style-name="ce14" table:formula="of:=([.E31]-[.$C11])/100*[.$D$45]" office:value-type="float" office:value="-0" calcext:value-type="float">
            <text:p/>
          </table:table-cell>
          <table:table-cell table:style-name="ce16"/>
          <table:table-cell table:style-name="ce26" table:formula="of:=SUM([.H32])" office:value-type="float" office:value="0" calcext:value-type="float">
            <text:p><text:s/>0</text:p>
          </table:table-cell>
          <table:table-cell table:style-name="ce22" table:formula="of:=IFERROR([.H31]/[.$D$45]*100; 0)" office:value-type="float" office:value="0" calcext:value-type="float">
            <text:p>0</text:p>
          </table:table-cell>
          <table:table-cell table:style-name="ce14" table:formula="of:=([.I31]-[.$C11])/100*[.$D$45]" office:value-type="float" office:value="-0" calcext:value-type="float">
            <text:p/>
          </table:table-cell>
          <table:table-cell table:style-name="ce16"/>
          <table:table-cell table:style-name="ce26" table:formula="of:=SUM([.L32])" office:value-type="float" office:value="0" calcext:value-type="float">
            <text:p><text:s/>0</text:p>
          </table:table-cell>
          <table:table-cell table:style-name="ce22" table:formula="of:=IFERROR([.L31]/[.$D$45]*100; 0)" office:value-type="float" office:value="0" calcext:value-type="float">
            <text:p>0</text:p>
          </table:table-cell>
          <table:table-cell table:style-name="ce14" table:formula="of:=([.M31]-[.$C11])/100*[.$D$45]" office:value-type="float" office:value="-0" calcext:value-type="float">
            <text:p/>
          </table:table-cell>
          <table:table-cell table:style-name="ce16" table:number-columns-repeated="50"/>
        </table:table-row>
        <table:table-row-group>
          <table:table-row table:style-name="ro2">
            <table:table-cell/>
            <table:table-cell table:style-name="ce4" office:value-type="string" calcext:value-type="string">
              <text:p>Cash</text:p>
            </table:table-cell>
            <table:table-cell/>
            <table:table-cell table:style-name="ce12" office:value-type="float" office:value="0" calcext:value-type="float">
              <text:p><text:s/>0</text:p>
            </table:table-cell>
            <table:table-cell table:style-name="ce8" table:formula="of:=IFERROR([.D32]/[.$D$45]*100;0)" office:value-type="float" office:value="0" calcext:value-type="float">
              <text:p>0</text:p>
            </table:table-cell>
            <table:table-cell table:style-name="ce15" table:formula="of:=([.E32]-[.$C12])/100*[.$D$45]" office:value-type="float" office:value="-0" calcext:value-type="float">
              <text:p/>
            </table:table-cell>
            <table:table-cell/>
            <table:table-cell table:style-name="ce12" office:value-type="float" office:value="0" calcext:value-type="float">
              <text:p><text:s/>0</text:p>
            </table:table-cell>
            <table:table-cell table:style-name="ce8" table:formula="of:=IFERROR([.H32]/[.$D$45]*100;0)" office:value-type="float" office:value="0" calcext:value-type="float">
              <text:p>0</text:p>
            </table:table-cell>
            <table:table-cell table:style-name="ce15" table:formula="of:=([.I32]-[.$C12])/100*[.$D$45]" office:value-type="float" office:value="-0" calcext:value-type="float">
              <text:p/>
            </table:table-cell>
            <table:table-cell/>
            <table:table-cell table:style-name="ce12" office:value-type="float" office:value="0" calcext:value-type="float">
              <text:p><text:s/>0</text:p>
            </table:table-cell>
            <table:table-cell table:style-name="ce8" table:formula="of:=IFERROR([.L32]/[.$D$45]*100;0)" office:value-type="float" office:value="0" calcext:value-type="float">
              <text:p>0</text:p>
            </table:table-cell>
            <table:table-cell table:style-name="ce15" table:formula="of:=([.M32]-[.$C12])/100*[.$D$45]" office:value-type="float" office:value="-0" calcext:value-type="float">
              <text:p/>
            </table:table-cell>
            <table:table-cell table:number-columns-repeated="50"/>
          </table:table-row>
        </table:table-row-group>
        <table:table-row table:style-name="ro2">
          <table:table-cell table:style-name="ce17" office:value-type="string" calcext:value-type="string">
            <text:p>Stock ETFs</text:p>
          </table:table-cell>
          <table:table-cell table:style-name="ce17"/>
          <table:table-cell table:style-name="ce16"/>
          <table:table-cell table:style-name="ce26" table:formula="of:=SUM([.D34:.D35])" office:value-type="float" office:value="0" calcext:value-type="float">
            <text:p><text:s/>0</text:p>
          </table:table-cell>
          <table:table-cell table:style-name="ce22" table:formula="of:=IFERROR([.D33]/[.$D$45]*100; 0)" office:value-type="float" office:value="0" calcext:value-type="float">
            <text:p>0</text:p>
          </table:table-cell>
          <table:table-cell table:style-name="ce14" table:formula="of:=([.E33]-[.$C13])/100*[.$D$45]" office:value-type="float" office:value="-0" calcext:value-type="float">
            <text:p/>
          </table:table-cell>
          <table:table-cell table:style-name="ce16"/>
          <table:table-cell table:style-name="ce26" table:formula="of:=SUM([.H34:.H35])" office:value-type="float" office:value="0" calcext:value-type="float">
            <text:p><text:s/>0</text:p>
          </table:table-cell>
          <table:table-cell table:style-name="ce22" table:formula="of:=IFERROR([.H33]/[.$D$45]*100; 0)" office:value-type="float" office:value="0" calcext:value-type="float">
            <text:p>0</text:p>
          </table:table-cell>
          <table:table-cell table:style-name="ce14" table:formula="of:=([.I33]-[.$C13])/100*[.$D$45]" office:value-type="float" office:value="-0" calcext:value-type="float">
            <text:p/>
          </table:table-cell>
          <table:table-cell table:style-name="ce16"/>
          <table:table-cell table:style-name="ce26" table:formula="of:=SUM([.L34:.L35])" office:value-type="float" office:value="0" calcext:value-type="float">
            <text:p><text:s/>0</text:p>
          </table:table-cell>
          <table:table-cell table:style-name="ce22" table:formula="of:=IFERROR([.L33]/[.$D$45]*100; 0)" office:value-type="float" office:value="0" calcext:value-type="float">
            <text:p>0</text:p>
          </table:table-cell>
          <table:table-cell table:style-name="ce14" table:formula="of:=([.M33]-[.$C13])/100*[.$D$45]" office:value-type="float" office:value="-0" calcext:value-type="float">
            <text:p/>
          </table:table-cell>
          <table:table-cell table:style-name="ce16" table:number-columns-repeated="50"/>
        </table:table-row>
        <table:table-row-group>
          <table:table-row table:style-name="ro2">
            <table:table-cell/>
            <table:table-cell table:style-name="ce4" office:value-type="string" calcext:value-type="string">
              <text:p>S&amp;P500 ETF</text:p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D34]/[.$D$45]*100;0)" office:value-type="float" office:value="0" calcext:value-type="float">
              <text:p>0</text:p>
            </table:table-cell>
            <table:table-cell table:style-name="ce15" table:formula="of:=([.E34]-[.$C14])/100*[.$D$45]" office:value-type="float" office:value="-0" calcext:value-type="float">
              <text:p/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H34]/[.$D$45]*100;0)" office:value-type="float" office:value="0" calcext:value-type="float">
              <text:p>0</text:p>
            </table:table-cell>
            <table:table-cell table:style-name="ce15" table:formula="of:=([.I34]-[.$C14])/100*[.$D$45]" office:value-type="float" office:value="-0" calcext:value-type="float">
              <text:p/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L34]/[.$D$45]*100;0)" office:value-type="float" office:value="0" calcext:value-type="float">
              <text:p>0</text:p>
            </table:table-cell>
            <table:table-cell table:style-name="ce15" table:formula="of:=([.M34]-[.$C14])/100*[.$D$45]" office:value-type="float" office:value="-0" calcext:value-type="float">
              <text:p/>
            </table:table-cell>
            <table:table-cell table:number-columns-repeated="50"/>
          </table:table-row>
          <table:table-row table:style-name="ro2">
            <table:table-cell/>
            <table:table-cell table:style-name="ce4" office:value-type="string" calcext:value-type="string">
              <text:p>Small Caps</text:p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D35]/[.$D$45]*100;0)" office:value-type="float" office:value="0" calcext:value-type="float">
              <text:p>0</text:p>
            </table:table-cell>
            <table:table-cell table:style-name="ce15" table:formula="of:=([.E35]-[.$C15])/100*[.$D$45]" office:value-type="float" office:value="-0" calcext:value-type="float">
              <text:p/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H35]/[.$D$45]*100;0)" office:value-type="float" office:value="0" calcext:value-type="float">
              <text:p>0</text:p>
            </table:table-cell>
            <table:table-cell table:style-name="ce15" table:formula="of:=([.I35]-[.$C15])/100*[.$D$45]" office:value-type="float" office:value="-0" calcext:value-type="float">
              <text:p/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L35]/[.$D$45]*100;0)" office:value-type="float" office:value="0" calcext:value-type="float">
              <text:p>0</text:p>
            </table:table-cell>
            <table:table-cell table:style-name="ce15" table:formula="of:=([.M35]-[.$C15])/100*[.$D$45]" office:value-type="float" office:value="-0" calcext:value-type="float">
              <text:p/>
            </table:table-cell>
            <table:table-cell table:number-columns-repeated="50"/>
          </table:table-row>
        </table:table-row-group>
        <table:table-row table:style-name="ro2">
          <table:table-cell table:style-name="ce17" office:value-type="string" calcext:value-type="string">
            <text:p>Commodities</text:p>
          </table:table-cell>
          <table:table-cell table:style-name="ce17"/>
          <table:table-cell table:style-name="ce16"/>
          <table:table-cell table:style-name="ce26" table:formula="of:=SUM([.D37:.D39])" office:value-type="float" office:value="0" calcext:value-type="float">
            <text:p><text:s/>0</text:p>
          </table:table-cell>
          <table:table-cell table:style-name="ce22" table:formula="of:=IFERROR([.D36]/[.$D$45]*100;0)" office:value-type="float" office:value="0" calcext:value-type="float">
            <text:p>0</text:p>
          </table:table-cell>
          <table:table-cell table:style-name="ce14" table:formula="of:=([.E36]-[.$C16])/100*[.$D$45]" office:value-type="float" office:value="-0" calcext:value-type="float">
            <text:p/>
          </table:table-cell>
          <table:table-cell table:style-name="ce16"/>
          <table:table-cell table:style-name="ce26" table:formula="of:=SUM([.H37:.H39])" office:value-type="float" office:value="0" calcext:value-type="float">
            <text:p><text:s/>0</text:p>
          </table:table-cell>
          <table:table-cell table:style-name="ce22" table:formula="of:=IFERROR([.H36]/[.$D$45]*100;0)" office:value-type="float" office:value="0" calcext:value-type="float">
            <text:p>0</text:p>
          </table:table-cell>
          <table:table-cell table:style-name="ce14" table:formula="of:=([.I36]-[.$C16])/100*[.$D$45]" office:value-type="float" office:value="-0" calcext:value-type="float">
            <text:p/>
          </table:table-cell>
          <table:table-cell table:style-name="ce16"/>
          <table:table-cell table:style-name="ce26" table:formula="of:=SUM([.L37:.L39])" office:value-type="float" office:value="0" calcext:value-type="float">
            <text:p><text:s/>0</text:p>
          </table:table-cell>
          <table:table-cell table:style-name="ce22" table:formula="of:=IFERROR([.L36]/[.$D$45]*100;0)" office:value-type="float" office:value="0" calcext:value-type="float">
            <text:p>0</text:p>
          </table:table-cell>
          <table:table-cell table:style-name="ce14" table:formula="of:=([.M36]-[.$C16])/100*[.$D$45]" office:value-type="float" office:value="-0" calcext:value-type="float">
            <text:p/>
          </table:table-cell>
          <table:table-cell table:style-name="ce16" table:number-columns-repeated="50"/>
        </table:table-row>
        <table:table-row-group>
          <table:table-row table:style-name="ro2">
            <table:table-cell/>
            <table:table-cell table:style-name="ce4" office:value-type="string" calcext:value-type="string">
              <text:p>Precious metals</text:p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D37]/[.$D$45]*100;0)" office:value-type="float" office:value="0" calcext:value-type="float">
              <text:p>0</text:p>
            </table:table-cell>
            <table:table-cell table:style-name="ce15" table:formula="of:=([.E37]-[.$C17])/100*[.$D$45]" office:value-type="float" office:value="0" calcext:value-type="float">
              <text:p/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H37]/[.$D$45]*100;0)" office:value-type="float" office:value="0" calcext:value-type="float">
              <text:p>0</text:p>
            </table:table-cell>
            <table:table-cell table:style-name="ce15" table:formula="of:=([.I37]-[.$C17])/100*[.$D$45]" office:value-type="float" office:value="0" calcext:value-type="float">
              <text:p/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L37]/[.$D$45]*100;0)" office:value-type="float" office:value="0" calcext:value-type="float">
              <text:p>0</text:p>
            </table:table-cell>
            <table:table-cell table:style-name="ce15" table:formula="of:=([.M37]-[.$C17])/100*[.$D$45]" office:value-type="float" office:value="0" calcext:value-type="float">
              <text:p/>
            </table:table-cell>
            <table:table-cell table:number-columns-repeated="50"/>
          </table:table-row>
          <table:table-row table:style-name="ro2">
            <table:table-cell/>
            <table:table-cell table:style-name="ce4" office:value-type="string" calcext:value-type="string">
              <text:p>Technical metals</text:p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D38]/[.$D$45]*100;0)" office:value-type="float" office:value="0" calcext:value-type="float">
              <text:p>0</text:p>
            </table:table-cell>
            <table:table-cell table:style-name="ce15" table:formula="of:=([.E38]-[.$C18])/100*[.$D$45]" office:value-type="float" office:value="-0" calcext:value-type="float">
              <text:p/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H38]/[.$D$45]*100;0)" office:value-type="float" office:value="0" calcext:value-type="float">
              <text:p>0</text:p>
            </table:table-cell>
            <table:table-cell table:style-name="ce15" table:formula="of:=([.I38]-[.$C18])/100*[.$D$45]" office:value-type="float" office:value="-0" calcext:value-type="float">
              <text:p/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L38]/[.$D$45]*100;0)" office:value-type="float" office:value="0" calcext:value-type="float">
              <text:p>0</text:p>
            </table:table-cell>
            <table:table-cell table:style-name="ce15" table:formula="of:=([.M38]-[.$C18])/100*[.$D$45]" office:value-type="float" office:value="-0" calcext:value-type="float">
              <text:p/>
            </table:table-cell>
            <table:table-cell table:number-columns-repeated="50"/>
          </table:table-row>
          <table:table-row table:style-name="ro2">
            <table:table-cell/>
            <table:table-cell table:style-name="ce4" office:value-type="string" calcext:value-type="string">
              <text:p>Whisky</text:p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29" table:formula="of:=IFERROR([.D39]/[.$D$45]*100;0)" office:value-type="float" office:value="0" calcext:value-type="float">
              <text:p>0</text:p>
            </table:table-cell>
            <table:table-cell table:style-name="ce15" table:formula="of:=([.E39]-[.$C19])/100*[.$D$45]" office:value-type="float" office:value="-0" calcext:value-type="float">
              <text:p/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29" table:formula="of:=IFERROR([.H39]/[.$D$45]*100;0)" office:value-type="float" office:value="0" calcext:value-type="float">
              <text:p>0</text:p>
            </table:table-cell>
            <table:table-cell table:style-name="ce15" table:formula="of:=([.I39]-[.$C19])/100*[.$D$45]" office:value-type="float" office:value="-0" calcext:value-type="float">
              <text:p/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29" table:formula="of:=IFERROR([.L39]/[.$D$45]*100;0)" office:value-type="float" office:value="0" calcext:value-type="float">
              <text:p>0</text:p>
            </table:table-cell>
            <table:table-cell table:style-name="ce15" table:formula="of:=([.M39]-[.$C19])/100*[.$D$45]" office:value-type="float" office:value="-0" calcext:value-type="float">
              <text:p/>
            </table:table-cell>
            <table:table-cell table:number-columns-repeated="50"/>
          </table:table-row>
        </table:table-row-group>
        <table:table-row table:style-name="ro2">
          <table:table-cell table:style-name="ce17" office:value-type="string" calcext:value-type="string">
            <text:p>Real-Estate</text:p>
          </table:table-cell>
          <table:table-cell table:style-name="ce17"/>
          <table:table-cell table:style-name="ce16"/>
          <table:table-cell table:style-name="ce26" table:formula="of:=SUM([.D41])" office:value-type="float" office:value="0" calcext:value-type="float">
            <text:p><text:s/>0</text:p>
          </table:table-cell>
          <table:table-cell table:style-name="ce22" table:formula="of:=IFERROR([.D40]/[.$D$45]*100;0)" office:value-type="float" office:value="0" calcext:value-type="float">
            <text:p>0</text:p>
          </table:table-cell>
          <table:table-cell table:style-name="ce14" table:formula="of:=([.E40]-[.$C20])/100*[.$D$45]" office:value-type="float" office:value="-0" calcext:value-type="float">
            <text:p/>
          </table:table-cell>
          <table:table-cell table:style-name="ce16"/>
          <table:table-cell table:style-name="ce26" table:formula="of:=SUM([.H41])" office:value-type="float" office:value="0" calcext:value-type="float">
            <text:p><text:s/>0</text:p>
          </table:table-cell>
          <table:table-cell table:style-name="ce22" table:formula="of:=IFERROR([.H40]/[.$D$45]*100;0)" office:value-type="float" office:value="0" calcext:value-type="float">
            <text:p>0</text:p>
          </table:table-cell>
          <table:table-cell table:style-name="ce14" table:formula="of:=([.I40]-[.$C20])/100*[.$D$45]" office:value-type="float" office:value="-0" calcext:value-type="float">
            <text:p/>
          </table:table-cell>
          <table:table-cell table:style-name="ce16"/>
          <table:table-cell table:style-name="ce26" table:formula="of:=SUM([.L41])" office:value-type="float" office:value="0" calcext:value-type="float">
            <text:p><text:s/>0</text:p>
          </table:table-cell>
          <table:table-cell table:style-name="ce22" table:formula="of:=IFERROR([.L40]/[.$D$45]*100;0)" office:value-type="float" office:value="0" calcext:value-type="float">
            <text:p>0</text:p>
          </table:table-cell>
          <table:table-cell table:style-name="ce14" table:formula="of:=([.M40]-[.$C20])/100*[.$D$45]" office:value-type="float" office:value="-0" calcext:value-type="float">
            <text:p/>
          </table:table-cell>
          <table:table-cell table:style-name="ce16" table:number-columns-repeated="50"/>
        </table:table-row>
        <table:table-row-group>
          <table:table-row table:style-name="ro2">
            <table:table-cell/>
            <table:table-cell table:style-name="ce4" office:value-type="string" calcext:value-type="string">
              <text:p>REITs</text:p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D41]/[.$D$45]*100;0)" office:value-type="float" office:value="0" calcext:value-type="float">
              <text:p>0</text:p>
            </table:table-cell>
            <table:table-cell table:style-name="ce15" table:formula="of:=([.E41]-[.$C21])/100*[.$D$45]" office:value-type="float" office:value="-0" calcext:value-type="float">
              <text:p/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H41]/[.$D$45]*100;0)" office:value-type="float" office:value="0" calcext:value-type="float">
              <text:p>0</text:p>
            </table:table-cell>
            <table:table-cell table:style-name="ce15" table:formula="of:=([.I41]-[.$C21])/100*[.$D$45]" office:value-type="float" office:value="-0" calcext:value-type="float">
              <text:p/>
            </table:table-cell>
            <table:table-cell/>
            <table:table-cell table:style-name="ce13" office:value-type="float" office:value="0" calcext:value-type="float">
              <text:p><text:s/>0</text:p>
            </table:table-cell>
            <table:table-cell table:style-name="ce8" table:formula="of:=IFERROR([.L41]/[.$D$45]*100;0)" office:value-type="float" office:value="0" calcext:value-type="float">
              <text:p>0</text:p>
            </table:table-cell>
            <table:table-cell table:style-name="ce15" table:formula="of:=([.M41]-[.$C21])/100*[.$D$45]" office:value-type="float" office:value="-0" calcext:value-type="float">
              <text:p/>
            </table:table-cell>
            <table:table-cell table:number-columns-repeated="50"/>
          </table:table-row>
        </table:table-row-group>
        <table:table-row table:style-name="ro2">
          <table:table-cell table:style-name="ce17" office:value-type="string" calcext:value-type="string">
            <text:p>Trading</text:p>
          </table:table-cell>
          <table:table-cell table:style-name="ce17"/>
          <table:table-cell table:style-name="ce16"/>
          <table:table-cell table:style-name="ce26" table:formula="of:=SUM([.D43])" office:value-type="float" office:value="0" calcext:value-type="float">
            <text:p><text:s/>0</text:p>
          </table:table-cell>
          <table:table-cell table:style-name="ce22" table:formula="of:=IFERROR([.D42]/[.$D$45]*100;0)" office:value-type="float" office:value="0" calcext:value-type="float">
            <text:p>0</text:p>
          </table:table-cell>
          <table:table-cell table:style-name="ce14" table:formula="of:=([.E42]-[.$C22])/100*[.$D$45]" office:value-type="float" office:value="-0" calcext:value-type="float">
            <text:p/>
          </table:table-cell>
          <table:table-cell table:style-name="ce16"/>
          <table:table-cell table:style-name="ce26" table:formula="of:=SUM([.H43])" office:value-type="float" office:value="0" calcext:value-type="float">
            <text:p><text:s/>0</text:p>
          </table:table-cell>
          <table:table-cell table:style-name="ce22" table:formula="of:=IFERROR([.H42]/[.$D$45]*100;0)" office:value-type="float" office:value="0" calcext:value-type="float">
            <text:p>0</text:p>
          </table:table-cell>
          <table:table-cell table:style-name="ce14" table:formula="of:=([.I42]-[.$C22])/100*[.$D$45]" office:value-type="float" office:value="-0" calcext:value-type="float">
            <text:p/>
          </table:table-cell>
          <table:table-cell table:style-name="ce16"/>
          <table:table-cell table:style-name="ce26" table:formula="of:=SUM([.L43])" office:value-type="float" office:value="0" calcext:value-type="float">
            <text:p><text:s/>0</text:p>
          </table:table-cell>
          <table:table-cell table:style-name="ce22" table:formula="of:=IFERROR([.L42]/[.$D$45]*100;0)" office:value-type="float" office:value="0" calcext:value-type="float">
            <text:p>0</text:p>
          </table:table-cell>
          <table:table-cell table:style-name="ce14" table:formula="of:=([.M42]-[.$C22])/100*[.$D$45]" office:value-type="float" office:value="-0" calcext:value-type="float">
            <text:p/>
          </table:table-cell>
          <table:table-cell table:style-name="ce16" table:number-columns-repeated="50"/>
        </table:table-row>
        <table:table-row-group>
          <table:table-row table:style-name="ro2">
            <table:table-cell/>
            <table:table-cell table:style-name="ce4" office:value-type="string" calcext:value-type="string">
              <text:p>Swing/Day Trading</text:p>
            </table:table-cell>
            <table:table-cell/>
            <table:table-cell table:style-name="ce12" office:value-type="float" office:value="0" calcext:value-type="float">
              <text:p><text:s/>0</text:p>
            </table:table-cell>
            <table:table-cell table:style-name="ce8" table:formula="of:=IFERROR([.D43]/[.$D$45]*100;0)" office:value-type="float" office:value="0" calcext:value-type="float">
              <text:p>0</text:p>
            </table:table-cell>
            <table:table-cell table:style-name="ce15" table:formula="of:=([.E43]-[.$C23])/100*[.$D$45]" office:value-type="float" office:value="-0" calcext:value-type="float">
              <text:p/>
            </table:table-cell>
            <table:table-cell/>
            <table:table-cell table:style-name="ce12" office:value-type="float" office:value="0" calcext:value-type="float">
              <text:p><text:s/>0</text:p>
            </table:table-cell>
            <table:table-cell table:style-name="ce8" table:formula="of:=IFERROR([.H43]/[.$D$45]*100;0)" office:value-type="float" office:value="0" calcext:value-type="float">
              <text:p>0</text:p>
            </table:table-cell>
            <table:table-cell table:style-name="ce15" table:formula="of:=([.I43]-[.$C23])/100*[.$D$45]" office:value-type="float" office:value="-0" calcext:value-type="float">
              <text:p/>
            </table:table-cell>
            <table:table-cell/>
            <table:table-cell table:style-name="ce12" office:value-type="float" office:value="0" calcext:value-type="float">
              <text:p><text:s/>0</text:p>
            </table:table-cell>
            <table:table-cell table:style-name="ce8" table:formula="of:=IFERROR([.L43]/[.$D$45]*100;0)" office:value-type="float" office:value="0" calcext:value-type="float">
              <text:p>0</text:p>
            </table:table-cell>
            <table:table-cell table:style-name="ce15" table:formula="of:=([.M43]-[.$C23])/100*[.$D$45]" office:value-type="float" office:value="-0" calcext:value-type="float">
              <text:p/>
            </table:table-cell>
            <table:table-cell table:number-columns-repeated="50"/>
          </table:table-row>
        </table:table-row-group>
        <table:table-row table:style-name="ro2">
          <table:table-cell table:number-columns-repeated="64"/>
        </table:table-row>
        <table:table-row table:style-name="ro2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9" table:formula="of:=[.D31]+[.D33]+[.D36]+[.D40]+[.D42]+[.D44]" office:value-type="float" office:value="0" calcext:value-type="float">
            <text:p>0</text:p>
          </table:table-cell>
          <table:table-cell table:style-name="ce9" table:formula="of:=[.E31]+[.E33]+[.E36]+[.E40]+[.E42]+[.E44]" office:value-type="float" office:value="0" calcext:value-type="float">
            <text:p>0</text:p>
          </table:table-cell>
          <table:table-cell table:number-columns-repeated="2"/>
          <table:table-cell table:style-name="ce9" table:formula="of:=[.H31]+[.H33]+[.H36]+[.H40]+[.H42]+[.H44]" office:value-type="float" office:value="0" calcext:value-type="float">
            <text:p>0</text:p>
          </table:table-cell>
          <table:table-cell table:style-name="ce9" table:formula="of:=[.I31]+[.I33]+[.I36]+[.I40]+[.I42]+[.I44]" office:value-type="float" office:value="0" calcext:value-type="float">
            <text:p>0</text:p>
          </table:table-cell>
          <table:table-cell table:number-columns-repeated="2"/>
          <table:table-cell table:style-name="ce9" table:formula="of:=[.L31]+[.L33]+[.L36]+[.L40]+[.L42]+[.L44]" office:value-type="float" office:value="0" calcext:value-type="float">
            <text:p>0</text:p>
          </table:table-cell>
          <table:table-cell table:style-name="ce9" table:formula="of:=[.M31]+[.M33]+[.M36]+[.M40]+[.M42]+[.M44]" office:value-type="float" office:value="0" calcext:value-type="float">
            <text:p>0</text:p>
          </table:table-cell>
          <table:table-cell table:number-columns-repeated="51"/>
        </table:table-row>
        <calcext:conditional-formats>
          <calcext:conditional-format calcext:target-range-address="Sheet1.F31:Sheet1.F43 Sheet1.J31:Sheet1.J43 Sheet1.N31:Sheet1.N43">
            <calcext:condition calcext:apply-style-name="Green Text" calcext:value="&gt;0" calcext:base-cell-address="Sheet1.F31"/>
            <calcext:condition calcext:apply-style-name="Red Text" calcext:value="&lt;0" calcext:base-cell-address="Sheet1.F31"/>
          </calcext:conditional-format>
        </calcext:conditional-formats>
      </table:table>
      <table:named-expressions/>
      <table:database-ranges>
        <table:database-range table:name="__Anonymous_DB__1" table:target-range-address="Sheet1.A17:Sheet1.AMJ19" table:contains-header="false" table:orientation="column"/>
      </table:database-ranges>
      <table:consolidation table:function="sum" table:source-cell-range-addresses="Sheet1.C17:Sheet1.C19" table:target-cell-address="Sheet1.C16"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 number:title="User-defined">
      <number:number number:decimal-places="0" loext:min-decimal-places="0" number:min-integer-digits="1">
        <number:embedded-text number:position="3"> </number:embedded-text>
      </number:number>
    </number:number-style>
    <number:number-style style:name="N117P0" style:volatile="true">
      <number:text>+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117P1" style:volatile="true">
      <number:text>-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117">
      <number:text/>
      <style:map style:condition="value()&gt;0" style:apply-style-name="N117P0"/>
      <style:map style:condition="value()&lt;0" style:apply-style-name="N117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en_20_Text" style:display-name="Green Text" style:family="table-cell" style:parent-style-name="Default">
      <style:table-cell-properties style:diagonal-bl-tr="none" style:diagonal-tl-br="none" loext:vertical-justify="auto"/>
      <style:paragraph-properties css3t:text-justify="auto"/>
      <style:text-properties fo:color="#00ae00"/>
    </style:style>
    <style:style style:name="Red_20_Text" style:display-name="Red Text" style:family="table-cell" style:parent-style-name="Default">
      <style:text-properties fo: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5:45:02.3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6T14:18:35.237000000</meta:creation-date>
    <dc:date>2022-03-25T15:45:43.575000000</dc:date>
    <meta:editing-duration>PT2H51M40S</meta:editing-duration>
    <meta:editing-cycles>17</meta:editing-cycles>
    <meta:generator>LibreOffice/6.3.3.2$Windows_x86 LibreOffice_project/a64200df03143b798afd1ec74a12ab50359878ed</meta:generator>
    <meta:document-statistic meta:table-count="1" meta:cell-count="191" meta:object-count="0"/>
  </office:meta>
</office:document-meta>
</file>